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rsid="001446a3" officeooo:paragraph-rsid="001446a3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officeooo:rsid="001446a3" officeooo:paragraph-rsid="001446a3" style:font-size-asian="10pt" style:font-size-complex="10pt"/>
    </style:style>
    <style:style style:name="P3" style:family="paragraph" style:parent-style-name="Standard">
      <style:text-properties officeooo:rsid="000e31fb" officeooo:paragraph-rsid="000e31fb"/>
    </style:style>
    <style:style style:name="P4" style:family="paragraph" style:parent-style-name="Standard">
      <style:paragraph-properties fo:text-align="center" style:justify-single-word="false"/>
      <style:text-properties officeooo:rsid="000e31fb" officeooo:paragraph-rsid="000e31fb"/>
    </style:style>
    <style:style style:name="P5" style:family="paragraph" style:parent-style-name="Standard">
      <style:text-properties officeooo:rsid="000e31fb" officeooo:paragraph-rsid="000ef237"/>
    </style:style>
    <style:style style:name="P6" style:family="paragraph" style:parent-style-name="Standard">
      <style:text-properties officeooo:rsid="000eec7f" officeooo:paragraph-rsid="000e31fb"/>
    </style:style>
    <style:style style:name="P7" style:family="paragraph" style:parent-style-name="Standard">
      <style:text-properties officeooo:rsid="000eec7f" officeooo:paragraph-rsid="000ef237"/>
    </style:style>
    <style:style style:name="P8" style:family="paragraph" style:parent-style-name="Standard">
      <style:text-properties officeooo:rsid="000eec7f" officeooo:paragraph-rsid="001278f1"/>
    </style:style>
    <style:style style:name="P9" style:family="paragraph" style:parent-style-name="Standard">
      <style:text-properties officeooo:rsid="0010fcd8" officeooo:paragraph-rsid="0010fcd8"/>
    </style:style>
    <style:style style:name="P10" style:family="paragraph" style:parent-style-name="Standard">
      <style:text-properties officeooo:rsid="001d48ff" officeooo:paragraph-rsid="001278f1"/>
    </style:style>
    <style:style style:name="P11" style:family="paragraph" style:parent-style-name="Standard">
      <style:text-properties officeooo:rsid="001278f1" officeooo:paragraph-rsid="001278f1"/>
    </style:style>
    <style:style style:name="P12" style:family="paragraph" style:parent-style-name="Standard">
      <style:text-properties fo:font-size="10pt" fo:font-weight="bold" officeooo:rsid="001446a3" officeooo:paragraph-rsid="001446a3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officeooo:rsid="000eec7f" officeooo:paragraph-rsid="001446a3" style:font-size-asian="10pt" style:font-size-complex="10pt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Standard">
      <style:text-properties style:text-position="0% 100%" officeooo:rsid="000eec7f" officeooo:paragraph-rsid="001278f1"/>
    </style:style>
    <style:style style:name="P16" style:family="paragraph" style:parent-style-name="Standard">
      <style:text-properties style:text-position="0% 100%" officeooo:rsid="001d48ff" officeooo:paragraph-rsid="001278f1"/>
    </style:style>
    <style:style style:name="P17" style:family="paragraph" style:parent-style-name="Standard">
      <style:text-properties officeooo:rsid="001278f1" officeooo:paragraph-rsid="000ef237"/>
    </style:style>
    <style:style style:name="P18" style:family="paragraph" style:parent-style-name="Standard">
      <style:text-properties officeooo:rsid="0016bf91" officeooo:paragraph-rsid="0016bf91"/>
    </style:style>
    <style:style style:name="P19" style:family="paragraph" style:parent-style-name="Standard">
      <style:text-properties officeooo:rsid="00171fb1" officeooo:paragraph-rsid="00171fb1"/>
    </style:style>
    <style:style style:name="P20" style:family="paragraph" style:parent-style-name="Standard">
      <style:text-properties officeooo:rsid="0010fcd8" officeooo:paragraph-rsid="00171fb1"/>
    </style:style>
    <style:style style:name="P21" style:family="paragraph" style:parent-style-name="Standard">
      <style:text-properties officeooo:rsid="000eec7f" officeooo:paragraph-rsid="00171fb1"/>
    </style:style>
    <style:style style:name="T1" style:family="text">
      <style:text-properties officeooo:rsid="000e31fb"/>
    </style:style>
    <style:style style:name="T2" style:family="text">
      <style:text-properties officeooo:rsid="000eec7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ef237"/>
    </style:style>
    <style:style style:name="T5" style:family="text">
      <style:text-properties style:text-position="sub 58%" officeooo:rsid="001d48ff"/>
    </style:style>
    <style:style style:name="T6" style:family="text">
      <style:text-properties style:text-position="sub 58%" officeooo:rsid="001278f1"/>
    </style:style>
    <style:style style:name="T7" style:family="text">
      <style:text-properties officeooo:rsid="000ef237"/>
    </style:style>
    <style:style style:name="T8" style:family="text">
      <style:text-properties officeooo:rsid="001078ad"/>
    </style:style>
    <style:style style:name="T9" style:family="text">
      <style:text-properties officeooo:rsid="001278f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e31fb"/>
    </style:style>
    <style:style style:name="T12" style:family="text">
      <style:text-properties style:text-position="0% 100%" officeooo:rsid="001d48ff"/>
    </style:style>
    <style:style style:name="T13" style:family="text">
      <style:text-properties style:text-position="0% 100%" officeooo:rsid="001f8830"/>
    </style:style>
    <style:style style:name="T14" style:family="text">
      <style:text-properties style:text-position="0% 100%" officeooo:rsid="001278f1"/>
    </style:style>
    <style:style style:name="T15" style:family="text">
      <style:text-properties style:text-position="0% 100%" style:font-name="Courier New"/>
    </style:style>
    <style:style style:name="T16" style:family="text">
      <style:text-properties style:text-position="0% 100%" style:font-name="Courier New" officeooo:rsid="001d48ff"/>
    </style:style>
    <style:style style:name="T17" style:family="text">
      <style:text-properties officeooo:rsid="001446a3"/>
    </style:style>
    <style:style style:name="T18" style:family="text">
      <style:text-properties officeooo:rsid="001603de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078ad"/>
    </style:style>
    <style:style style:name="T22" style:family="text">
      <style:text-properties officeooo:rsid="00171fb1"/>
    </style:style>
    <style:style style:name="T23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Universal</text:span> Existential Paths</text:p>
      <text:p text:style-name="P4">by Sven Nilsen, 2017</text:p>
      <text:p text:style-name="P3"/>
      <text:p text:style-name="P3">An existential path<text:span text:style-name="T20"><text:reference-ref text:reference-format="text" text:ref-name="1">[1]</text:reference-ref></text:span> <text:span text:style-name="T8">is a total function</text:span><text:span text:style-name="T21"><text:reference-ref text:reference-format="text" text:ref-name="2">[2]</text:reference-ref></text:span><text:span text:style-name="T8"> that </text:span>determines the truth value of whether there exists some input to a function that returns some output:</text:p>
      <text:p text:style-name="P3"/>
      <text:p text:style-name="P3"><text:span text:style-name="T23">∴</text:span><text:tab/>∃f := \(x’) = ∃x { f(x) = x’ }</text:p>
      <text:p text:style-name="P3"/>
      <text:p text:style-name="P3"><text:span text:style-name="T23">∵</text:span><text:tab/>x’ = f(x)</text:p>
      <text:p text:style-name="P3"><text:span text:style-name="T23">∵</text:span><text:tab/><text:span text:style-name="T2">f : X → X</text:span></text:p>
      <text:p text:style-name="P3"/>
      <text:p text:style-name="P3"><text:span text:style-name="T18">This can be</text:span> generaliz<text:span text:style-name="T18">ed using</text:span> <text:span text:style-name="T8">domain constraint notation</text:span><text:span text:style-name="T21"><text:reference-ref text:reference-format="text" text:ref-name="3">[3]</text:reference-ref></text:span>:</text:p>
      <text:p text:style-name="P3"/>
      <text:p text:style-name="P5"><text:span text:style-name="T23">∵</text:span><text:tab/>∃f{<text:span text:style-name="T7">T</text:span><text:span text:style-name="T4">X</text:span>} := \(x’) = ∃<text:span text:style-name="T2">x : T</text:span><text:span text:style-name="T4">X</text:span><text:span text:style-name="T2"> { f(x) = x’ }</text:span></text:p>
      <text:p text:style-name="P5"/>
      <text:p text:style-name="P20"><text:span text:style-name="T9">In domain constraint notation you can create the universal `f{}`</text:span><text:span text:style-name="T21"><text:reference-ref text:reference-format="text" text:ref-name="3">[3]</text:reference-ref></text:span><text:span text:style-name="T9">,<text:line-break/>so one can also create</text:span> <text:span text:style-name="T9">a universal existential path</text:span>:</text:p>
      <text:p text:style-name="P9"/>
      <text:p text:style-name="P9"><text:span text:style-name="T23">∴</text:span><text:tab/><text:span text:style-name="T1">∃f{} := </text:span>\(T<text:span text:style-name="T3">x</text:span>) = <text:span text:style-name="T1">\(x’) = ∃x : T</text:span><text:span text:style-name="T4">X</text:span><text:span text:style-name="T2"> { f(x) = x’ }</text:span></text:p>
      <text:p text:style-name="P6"/>
      <text:p text:style-name="P10"><text:span text:style-name="T10">All </text:span><text:span text:style-name="T13">universal</text:span><text:span text:style-name="T10"> existential paths </text:span><text:span text:style-name="T13">are reducible to normal existential paths </text:span><text:span text:style-name="T14">using `true</text:span><text:span text:style-name="T6">1</text:span><text:span text:style-name="T14">`</text:span><text:span text:style-name="T13">:</text:span></text:p>
      <text:p text:style-name="P15"/>
      <text:p text:style-name="P8"><text:span text:style-name="T15">∴</text:span><text:span text:style-name="T10"><text:tab/></text:span><text:span text:style-name="T11">∃</text:span><text:span text:style-name="T12">f{</text:span><text:span text:style-name="T14">[</text:span><text:span text:style-name="T12">true</text:span><text:span text:style-name="T5">1</text:span><text:span text:style-name="T14">] true</text:span><text:span text:style-name="T12">} </text:span><text:span text:style-name="T14">&lt;=&gt; </text:span><text:span text:style-name="T11">∃</text:span><text:span text:style-name="T12">f{true</text:span><text:span text:style-name="T5">1</text:span><text:span text:style-name="T12">} &lt;=&gt; </text:span><text:span text:style-name="T11">∃</text:span><text:span text:style-name="T12">f</text:span></text:p>
      <text:p text:style-name="P16"/>
      <text:p text:style-name="P8"><text:span text:style-name="T16">∵</text:span><text:span text:style-name="T12"><text:tab/></text:span><text:span text:style-name="T14">true</text:span><text:span text:style-name="T6">1</text:span><text:span text:style-name="T14"> := \(_) = true</text:span></text:p>
      <text:p text:style-name="P6"/>
      <text:p text:style-name="P11">A sub-existential path is when you pass any other function than `true<text:span text:style-name="T3">1</text:span>` to a universal existential path:</text:p>
      <text:p text:style-name="P8"/>
      <text:p text:style-name="P21"><text:span text:style-name="T23">∴</text:span><text:tab/><text:span text:style-name="T22">(∃f{})([g(c)] true) &lt;=&gt; </text:span>∃<text:span text:style-name="T9">f{[g(c)] true} &lt;=&gt; </text:span>∃<text:span text:style-name="T9">f{g(c)}</text:span></text:p>
      <text:p text:style-name="P8"/>
      <text:p text:style-name="P8"><text:span text:style-name="T23">∴</text:span><text:tab/>∃<text:span text:style-name="T9">f{g(c)} : B → bool</text:span></text:p>
      <text:p text:style-name="P8"><text:span text:style-name="T23">∵</text:span><text:tab/><text:span text:style-name="T9">f : A → B</text:span></text:p>
      <text:p text:style-name="P8"><text:span text:style-name="T23">∵</text:span><text:tab/><text:span text:style-name="T9">g : C → A → bool</text:span></text:p>
      <text:p text:style-name="P8"/>
      <text:p text:style-name="P11">When one passes a function of more than one argument to a universal existential path,<text:line-break/>one creates a higher order existential path:</text:p>
      <text:p text:style-name="P6"/>
      <text:p text:style-name="P7"><text:tab/>∃<text:span text:style-name="T9">f{g} : C → B → bool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2">Notation</text:p>
          </table:table-cell>
          <table:table-cell table:style-name="Table1.C1" office:value-type="string">
            <text:p text:style-name="P1">Type</text:p>
          </table:table-cell>
        </table:table-row>
        <table:table-row>
          <table:table-cell table:style-name="Table1.A2" office:value-type="string">
            <text:p text:style-name="P2">Sub-existential path</text:p>
          </table:table-cell>
          <table:table-cell table:style-name="Table1.A2" office:value-type="string">
            <text:p text:style-name="P13">∃<text:span text:style-name="T17">f{g(c)}</text:span></text:p>
          </table:table-cell>
          <table:table-cell table:style-name="Table1.C2" office:value-type="string">
            <text:p text:style-name="P2">B → bool</text:p>
          </table:table-cell>
        </table:table-row>
        <table:table-row>
          <table:table-cell table:style-name="Table1.A2" office:value-type="string">
            <text:p text:style-name="P2">Higher order existential path</text:p>
          </table:table-cell>
          <table:table-cell table:style-name="Table1.A2" office:value-type="string">
            <text:p text:style-name="P13">∃<text:span text:style-name="T17">f{g}</text:span></text:p>
          </table:table-cell>
          <table:table-cell table:style-name="Table1.C2" office:value-type="string">
            <text:p text:style-name="P2">C → B → bool</text:p>
          </table:table-cell>
        </table:table-row>
        <table:table-row>
          <table:table-cell table:style-name="Table1.A2" office:value-type="string">
            <text:p text:style-name="P2">Universal existential path</text:p>
          </table:table-cell>
          <table:table-cell table:style-name="Table1.A2" office:value-type="string">
            <text:p text:style-name="P13">∃<text:span text:style-name="T17">f{}</text:span></text:p>
          </table:table-cell>
          <table:table-cell table:style-name="Table1.C2" office:value-type="string">
            <text:p text:style-name="P2">T<text:span text:style-name="T3">C</text:span> → B → bool</text:p>
          </table:table-cell>
        </table:table-row>
      </table:table>
      <text:p text:style-name="P17"/>
      <text:h text:style-name="P14" text:outline-level="3">References:</text:h>
      <text:p text:style-name="P18"/>
      <text:p text:style-name="P18"><text:reference-mark-start text:name="1"/>[1]<text:reference-mark-end text:name="1"/><text:tab/>“Existential Paths”</text:p>
      <text:p text:style-name="P18"><text:tab/>Sven Nilsen, 2017</text:p>
      <text:p text:style-name="P18"><text:tab/><text:a xlink:type="simple" xlink:href="https://github.com/advancedresearch/path_semantics/blob/master/papers-wip/existential-paths.pdf" text:style-name="Internet_20_link" text:visited-style-name="Visited_20_Internet_20_Link"><text:span text:style-name="T19">https://github.com/advancedresearch/path_semantics/blob/master/papers-wip/existential-paths.pdf</text:span></text:a></text:p>
      <text:p text:style-name="P18"/>
      <text:p text:style-name="P18"><text:reference-mark-start text:name="2"/>[2]<text:reference-mark-end text:name="2"/><text:tab/>“Partial function”</text:p>
      <text:p text:style-name="P18"><text:tab/>Wikipedia</text:p>
      <text:p text:style-name="P18"><text:tab/><text:a xlink:type="simple" xlink:href="https://en.wikipedia.org/wiki/Partial_function" text:style-name="Internet_20_link" text:visited-style-name="Visited_20_Internet_20_Link"><text:span text:style-name="T19">https://en.wikipedia.org/wiki/Partial_function</text:span></text:a></text:p>
      <text:p text:style-name="P18"/>
      <text:p text:style-name="P19"><text:reference-mark-start text:name="3"/>[3]<text:reference-mark-end text:name="3"/><text:tab/>“Domain Constraint Notation”</text:p>
      <text:p text:style-name="P19"><text:tab/>Sven Nilsen, 2017</text:p>
      <text:p text:style-name="P19"><text:tab/><text:a xlink:type="simple" xlink:href="https://github.com/advancedresearch/path_semantics/blob/master/papers-wip/domain-constraint-notation.pdf" text:style-name="Internet_20_link" text:visited-style-name="Visited_20_Internet_20_Link"><text:span text:style-name="T19">https://github.com/advancedresearch/path_semantics/blob/master/papers-wip/domain-constraint-notation.pdf</text:span>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16:57.692936000</meta:creation-date>
    <dc:date>2019-09-08T14:49:43.296302000</dc:date>
    <meta:editing-duration>PT15M24S</meta:editing-duration>
    <meta:editing-cycles>3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42" meta:word-count="256" meta:character-count="1553" meta:non-whitespace-character-count="1332"/>
  </office:meta>
</office:document-meta>
</file>